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arty Navy Bean Soup</text:p>
      <text:p text:style-name="P2"/>
      <text:p text:style-name="P2">3 c navy beans</text:p>
      <text:p text:style-name="P2">12 c water</text:p>
      <text:p text:style-name="P2">1 T salt</text:p>
      <text:p text:style-name="P2">1 onion, chopped</text:p>
      <text:p text:style-name="P2">1 meaty ham bone</text:p>
      <text:p text:style-name="P2">8 c water</text:p>
      <text:p text:style-name="P2">3 to 4 c sliced carrots</text:p>
      <text:p text:style-name="P2">1 c chopped mushrooms</text:p>
      <text:p text:style-name="P2">2 t chicken broth powder</text:p>
      <text:p text:style-name="P2">1 c brown rice</text:p>
      <text:p text:style-name="P2">2 cans green beans, drained</text:p>
      <text:p text:style-name="P2"/>
      <text:p text:style-name="P2">In a large soup pot combine navy beans, 12 cups water, onion, and meaty ham bone. Bring to a boil,</text:p>
      <text:p text:style-name="P2">reduce heat, cover and simmer for 2 ½ hours or until beans are soft.</text:p>
      <text:p text:style-name="P2"/>
      <text:p text:style-name="P2">About one hour before this has finished cooking combine in a second soup pot 8 cups water, carrots,</text:p>
      <text:p text:style-name="P2">mushrooms, broth powder and brown rice. Bring to a boil and let simmer for 1 hour. When the</text:p>
      <text:p text:style-name="P2">vegetables and rice have finished cooking add the green beans to the second pot.</text:p>
      <text:p text:style-name="P2"/>
      <text:p text:style-name="P2">Combine both pots of into one, debone the ham and add the meat back in. Simmer for another 15</text:p>
      <text:p text:style-name="P2">minutes to blend flavors. Adjust seasonings to ta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40:17.05</dc:date>
    <dc:creator>Crystal Miller</dc:creator>
    <meta:editing-duration>PT4M5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59" meta:character-count="785"/>
  </office:meta>
</office:document-meta>
</file>